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Título_20_1" style:master-page-name="MP0">
      <style:paragraph-properties style:page-number="auto"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PS o APGS</text:h>
      <text:h text:style-name="Título_20_2" text:outline-level="2">GPS (Global Positioning System: sistema de posicionamiento global):</text:h>
      <text:p text:style-name="Normal">Es un sistema global de navegación por satélite que permite localizar un objeto en cualquier parte del mundo. Se compone de 24 satélites sincronizados entre ellos para cubrir la totalidad del globo terráqueo. Este sistema fue creado, implementado y operado por el departamento de defensa de los estados unidos. </text:p>
      <text:p text:style-name="Normal">Los satélites se mantienen sincronizados gracias a estaciones terrestres que controlan su posición y la energía necesaria para su funcionamiento proviene de 2 paneles solares acoplados a los satélites.</text:p>
      <text:p text:style-name="Normal">EL posicionamiento se realiza mediante 4 satélites. Cada satélite coloca al receptor en un punto de una esfera en la que el satélite es el centro. Mediante el cruce de 4 esferas se puede determinar un punto (latitud, longitud, altura) en la superficie de la tierra. En este proceso es importante que los relojes del receptor y del satélite estén sincronizados ya que esto es lo que permite obtener un punto.</text:p>
      <text:p text:style-name="Normal"/>
      <text:p text:style-name="Normal"><text:span text:style-name="Título_20_2_20_Car">AGPS</text:span>: El sistema AGPS <text:s/>es una variación del sistemas GPS de uso exclusivo para móviles. Este sistema tarda mucho menos a la hora de cargar ya que recibe los datos iniciales de un servidor externo. Este servidor es capaz d darnos una posición aproximada de donde estamos solo con saber que satélite en encuentra encima nuestro.</text:p>
      <text:p text:style-name="Normal">Ventajas: Menos tiempo de puesta en funcionamiento.</text:p>
      <text:p text:style-name="Normal">Inconveniente: El archivo es transferido por HTTP esto obliga a tener internet para que funcione. </text:p>
      <text:h text:style-name="Título_20_2" text:outline-level="2">GPS y Waypoints</text:h>
      <text:p text:style-name="Normal">Para trazar rutas o establecer destinos se usan waypoints o puntos en el camino. Esto se usa para poder dirigir el robot de un punto a otro, una vez alcance un punto el robot busca el siguiente punto a alcanzar si no hay ninguno a llegado a su destino.</text:p>
      <text:p text:style-name="Normal">Los waypoints son importantes porque también permiten que se recuerde el camino tomado por un robot en una fase anterior, esto hace que no sea necesario volver a calcular la ruta. De esta forma la segunda vez el robot solo deberá seguir los waypoints establec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ítulo_20_2_20_Car" style:display-name="Título 2 C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Bruno</meta:initial-creator>
    <dc:creator>Bruno </dc:creator>
    <meta:creation-date>2012-01-28T21:43:00Z</meta:creation-date>
    <dc:date>2012-01-29T13:06:46</dc:date>
    <meta:editing-cycles>4</meta:editing-cycles>
    <meta:editing-duration>PT00H01M44S</meta:editing-duration>
    <meta:document-statistic meta:table-count="0" meta:image-count="0" meta:object-count="0" meta:page-count="1" meta:paragraph-count="11" meta:word-count="335" meta:character-count="2002"/>
    <meta:template xlink:type="simple" xlink:actuate="onRequest" xlink:title="" xlink:href="Normal"/>
  </office:meta>
</office:document-meta>
</file>